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11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17cm" svg:stroke-color="#110000" draw:fill="none" draw:fill-color="#ffffff" fo:padding-top="-0.041cm" fo:padding-bottom="-0.041cm" fo:padding-left="-0.041cm" fo:padding-right="-0.04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176cm" fo:min-width="4.941cm"/>
    </style:style>
  </office:automatic-styles>
  <office:body>
    <office:drawing>
      <draw:page draw:name="page1" draw:style-name="dp1" draw:master-page-name="Default">
        <draw:g>
          <draw:glue-point draw:id="4" svg:x="-2.143cm" svg:y="3.235cm"/>
          <draw:glue-point draw:id="5" svg:x="2.143cm" svg:y="3.235cm"/>
          <draw:rect draw:style-name="gr1" draw:layer="layout" svg:width="2.118cm" svg:height="0.706cm" svg:x="1.412cm" svg:y="1.294cm">
            <text:p/>
          </draw:rect>
          <draw:line draw:style-name="gr2" draw:layer="layout" svg:x1="3.059cm" svg:y1="1.647cm" svg:x2="1.882cm" svg:y2="1.647cm">
            <text:p/>
          </draw:line>
          <draw:line draw:style-name="gr2" draw:layer="layout" svg:x1="2.321cm" svg:y1="1.765cm" svg:x2="1.914cm" svg:y2="1.529cm">
            <text:p/>
          </draw:line>
          <draw:line draw:style-name="gr2" draw:layer="layout" svg:x1="2.235cm" svg:y1="1.851cm" svg:x2="2cm" svg:y2="1.443cm">
            <text:p/>
          </draw:line>
          <draw:line draw:style-name="gr2" draw:layer="layout" svg:x1="2.118cm" svg:y1="1.882cm" svg:x2="2.118cm" svg:y2="1.412cm">
            <text:p/>
          </draw:line>
          <draw:line draw:style-name="gr2" draw:layer="layout" svg:x1="2cm" svg:y1="1.851cm" svg:x2="2.235cm" svg:y2="1.443cm">
            <text:p/>
          </draw:line>
          <draw:line draw:style-name="gr2" draw:layer="layout" svg:x1="1.914cm" svg:y1="1.765cm" svg:x2="2.321cm" svg:y2="1.529cm">
            <text:p/>
          </draw:line>
          <draw:line draw:style-name="gr3" draw:layer="layout" svg:x1="2.299cm" svg:y1="1.696cm" svg:x2="1.936cm" svg:y2="1.598cm">
            <text:p/>
          </draw:line>
          <draw:line draw:style-name="gr3" draw:layer="layout" svg:x1="2.251cm" svg:y1="1.78cm" svg:x2="1.984cm" svg:y2="1.514cm">
            <text:p/>
          </draw:line>
          <draw:line draw:style-name="gr3" draw:layer="layout" svg:x1="2.167cm" svg:y1="1.829cm" svg:x2="2.069cm" svg:y2="1.465cm">
            <text:p/>
          </draw:line>
          <draw:line draw:style-name="gr3" draw:layer="layout" svg:x1="2.069cm" svg:y1="1.829cm" svg:x2="2.167cm" svg:y2="1.465cm">
            <text:p/>
          </draw:line>
          <draw:line draw:style-name="gr3" draw:layer="layout" svg:x1="1.984cm" svg:y1="1.78cm" svg:x2="2.251cm" svg:y2="1.514cm">
            <text:p/>
          </draw:line>
          <draw:line draw:style-name="gr3" draw:layer="layout" svg:x1="1.936cm" svg:y1="1.696cm" svg:x2="2.299cm" svg:y2="1.598cm">
            <text:p/>
          </draw:line>
          <draw:frame draw:style-name="gr4" draw:layer="layout" svg:width="4.941cm" svg:height="1.176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DFB Laser</dc:title>
    <meta:creation-date>2011-02-07T16:50:38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